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368in" style:rel-column-width="1349*"/>
    </style:style>
    <style:style style:name="Table3.B" style:family="table-column">
      <style:table-column-properties style:column-width="0.9375in" style:rel-column-width="1350*"/>
    </style:style>
    <style:style style:name="Table3.C" style:family="table-column">
      <style:table-column-properties style:column-width="2.6847in" style:rel-column-width="3866*"/>
    </style:style>
    <style:style style:name="Table3.D" style:family="table-column">
      <style:table-column-properties style:column-width="2.134in" style:rel-column-width="307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368in" style:rel-column-width="1349*"/>
    </style:style>
    <style:style style:name="Table2.B" style:family="table-column">
      <style:table-column-properties style:column-width="0.9375in" style:rel-column-width="1350*"/>
    </style:style>
    <style:style style:name="Table2.C" style:family="table-column">
      <style:table-column-properties style:column-width="4.8188in" style:rel-column-width="693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bcc3" officeooo:paragraph-rsid="000dbcc3"/>
    </style:style>
    <style:style style:name="P2" style:family="paragraph" style:parent-style-name="Standard">
      <style:paragraph-properties fo:text-align="center" style:justify-single-word="false"/>
      <style:text-properties officeooo:rsid="000dbcc3" officeooo:paragraph-rsid="000dbcc3"/>
    </style:style>
    <style:style style:name="P3" style:family="paragraph" style:parent-style-name="Standard">
      <style:text-properties officeooo:rsid="000dbcc3" officeooo:paragraph-rsid="00139d10"/>
    </style:style>
    <style:style style:name="P4" style:family="paragraph" style:parent-style-name="Standard">
      <style:text-properties officeooo:rsid="000dbcc3" officeooo:paragraph-rsid="0017ad93"/>
    </style:style>
    <style:style style:name="P5" style:family="paragraph" style:parent-style-name="Standard">
      <style:text-properties officeooo:rsid="000dbcc3" officeooo:paragraph-rsid="001ccf3d"/>
    </style:style>
    <style:style style:name="P6" style:family="paragraph" style:parent-style-name="Standard">
      <style:text-properties officeooo:rsid="000dbcc3" officeooo:paragraph-rsid="001fbc76"/>
    </style:style>
    <style:style style:name="P7" style:family="paragraph" style:parent-style-name="Standard">
      <style:text-properties fo:font-style="italic" officeooo:rsid="000dbcc3" officeooo:paragraph-rsid="000dbcc3" style:font-style-asian="italic" style:font-style-complex="italic"/>
    </style:style>
    <style:style style:name="P8" style:family="paragraph" style:parent-style-name="Standard">
      <style:text-properties officeooo:rsid="000de56b" officeooo:paragraph-rsid="000de56b"/>
    </style:style>
    <style:style style:name="P9" style:family="paragraph" style:parent-style-name="Standard">
      <style:text-properties officeooo:rsid="000de914" officeooo:paragraph-rsid="000dbcc3"/>
    </style:style>
    <style:style style:name="P10" style:family="paragraph" style:parent-style-name="Standard">
      <style:text-properties officeooo:rsid="000de914" officeooo:paragraph-rsid="000de914"/>
    </style:style>
    <style:style style:name="P11" style:family="paragraph" style:parent-style-name="Standard">
      <style:text-properties officeooo:rsid="000f146d" officeooo:paragraph-rsid="000f146d"/>
    </style:style>
    <style:style style:name="P12" style:family="paragraph" style:parent-style-name="Standard">
      <style:text-properties officeooo:rsid="0011a543" officeooo:paragraph-rsid="000f146d"/>
    </style:style>
    <style:style style:name="P13" style:family="paragraph" style:parent-style-name="Standard">
      <style:text-properties officeooo:rsid="0011a543" officeooo:paragraph-rsid="0011a543"/>
    </style:style>
    <style:style style:name="P14" style:family="paragraph" style:parent-style-name="Standard">
      <style:text-properties officeooo:rsid="0011a543" officeooo:paragraph-rsid="00139d10"/>
    </style:style>
    <style:style style:name="P15" style:family="paragraph" style:parent-style-name="Standard">
      <style:text-properties officeooo:rsid="00139d10" officeooo:paragraph-rsid="00139d10"/>
    </style:style>
    <style:style style:name="P16" style:family="paragraph" style:parent-style-name="Standard">
      <style:text-properties officeooo:rsid="00148c77" officeooo:paragraph-rsid="0017ad93"/>
    </style:style>
    <style:style style:name="P17" style:family="paragraph" style:parent-style-name="Standard">
      <style:text-properties officeooo:rsid="0017ad93" officeooo:paragraph-rsid="0017ad93"/>
    </style:style>
    <style:style style:name="P18" style:family="paragraph" style:parent-style-name="Standard">
      <style:text-properties officeooo:rsid="0017ad93" officeooo:paragraph-rsid="001ccf3d"/>
    </style:style>
    <style:style style:name="P19" style:family="paragraph" style:parent-style-name="Standard">
      <style:text-properties officeooo:rsid="00182f94" officeooo:paragraph-rsid="00182f94"/>
    </style:style>
    <style:style style:name="P20" style:family="paragraph" style:parent-style-name="Standard">
      <style:text-properties officeooo:rsid="00182f94" officeooo:paragraph-rsid="001c7231"/>
    </style:style>
    <style:style style:name="P21" style:family="paragraph" style:parent-style-name="Standard">
      <style:text-properties officeooo:rsid="00182f94" officeooo:paragraph-rsid="001fbc76"/>
    </style:style>
    <style:style style:name="P22" style:family="paragraph" style:parent-style-name="Standard">
      <style:text-properties officeooo:rsid="0018cea6" officeooo:paragraph-rsid="0018cea6"/>
    </style:style>
    <style:style style:name="P23" style:family="paragraph" style:parent-style-name="Standard">
      <style:text-properties officeooo:rsid="00193075" officeooo:paragraph-rsid="00193075"/>
    </style:style>
    <style:style style:name="P24" style:family="paragraph" style:parent-style-name="Standard">
      <style:text-properties officeooo:rsid="001ccf3d" officeooo:paragraph-rsid="001ccf3d"/>
    </style:style>
    <style:style style:name="P25" style:family="paragraph" style:parent-style-name="Standard">
      <style:text-properties officeooo:rsid="001fbc76" officeooo:paragraph-rsid="001fbc76"/>
    </style:style>
    <style:style style:name="P26" style:family="paragraph" style:parent-style-name="Standard">
      <style:text-properties officeooo:rsid="0020bc66" officeooo:paragraph-rsid="0020bc66"/>
    </style:style>
    <style:style style:name="P27" style:family="paragraph" style:parent-style-name="Standard">
      <style:text-properties officeooo:rsid="0023bca2" officeooo:paragraph-rsid="0023bca2"/>
    </style:style>
    <style:style style:name="P28" style:family="paragraph" style:parent-style-name="Table_20_Contents">
      <style:paragraph-properties fo:text-align="center" style:justify-single-word="false"/>
      <style:text-properties officeooo:rsid="000dbcc3" officeooo:paragraph-rsid="000dbcc3"/>
    </style:style>
    <style:style style:name="P29" style:family="paragraph" style:parent-style-name="Table_20_Contents">
      <style:paragraph-properties fo:text-align="center" style:justify-single-word="false"/>
      <style:text-properties officeooo:rsid="000dbcc3" officeooo:paragraph-rsid="001c7231"/>
    </style:style>
    <style:style style:name="P30" style:family="paragraph" style:parent-style-name="Table_20_Contents">
      <style:paragraph-properties fo:text-align="center" style:justify-single-word="false"/>
      <style:text-properties officeooo:rsid="000dbcc3" officeooo:paragraph-rsid="001fbc76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bcc3" officeooo:paragraph-rsid="000dbcc3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bcc3" officeooo:paragraph-rsid="001c7231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bcc3" officeooo:paragraph-rsid="001fbc7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e56b" officeooo:paragraph-rsid="000de56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e56b" officeooo:paragraph-rsid="001c723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e56b" officeooo:paragraph-rsid="001fbc7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0de56b" officeooo:paragraph-rsid="000de56b"/>
    </style:style>
    <style:style style:name="P38" style:family="paragraph" style:parent-style-name="Table_20_Contents">
      <style:paragraph-properties fo:text-align="center" style:justify-single-word="false"/>
      <style:text-properties officeooo:rsid="001c7231" officeooo:paragraph-rsid="001c7231"/>
    </style:style>
    <style:style style:name="P39" style:family="paragraph" style:parent-style-name="Table_20_Contents">
      <style:paragraph-properties fo:text-align="center" style:justify-single-word="false"/>
      <style:text-properties officeooo:rsid="001c7231" officeooo:paragraph-rsid="001fbc76"/>
    </style:style>
    <style:style style:name="P40" style:family="paragraph" style:parent-style-name="Table_20_Contents">
      <style:paragraph-properties fo:text-align="center" style:justify-single-word="false"/>
      <style:text-properties officeooo:rsid="001fbc76" officeooo:paragraph-rsid="001fbc76"/>
    </style:style>
    <style:style style:name="T1" style:family="text">
      <style:text-properties officeooo:rsid="000de56b"/>
    </style:style>
    <style:style style:name="T2" style:family="text">
      <style:text-properties officeooo:rsid="000de914"/>
    </style:style>
    <style:style style:name="T3" style:family="text">
      <style:text-properties style:font-name="Liberation Sans" fo:font-size="28pt" fo:font-weight="bold" officeooo:rsid="000de914" style:font-name-asian="PingFang SC" style:font-size-asian="28pt" style:font-weight-asian="bold" style:font-name-complex="Arial Unicode MS" style:font-size-complex="28pt" style:font-weight-complex="bold"/>
    </style:style>
    <style:style style:name="T4" style:family="text">
      <style:text-properties officeooo:rsid="000f146d"/>
    </style:style>
    <style:style style:name="T5" style:family="text">
      <style:text-properties officeooo:rsid="00100ef3"/>
    </style:style>
    <style:style style:name="T6" style:family="text">
      <style:text-properties officeooo:rsid="0011a543"/>
    </style:style>
    <style:style style:name="T7" style:family="text">
      <style:text-properties officeooo:rsid="00139d10"/>
    </style:style>
    <style:style style:name="T8" style:family="text">
      <style:text-properties officeooo:rsid="0015fbd1"/>
    </style:style>
    <style:style style:name="T9" style:family="text">
      <style:text-properties officeooo:rsid="0017ad93"/>
    </style:style>
    <style:style style:name="T10" style:family="text">
      <style:text-properties style:text-position="super 58%" officeooo:rsid="0017ad93"/>
    </style:style>
    <style:style style:name="T11" style:family="text">
      <style:text-properties officeooo:rsid="0018cea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92a17"/>
    </style:style>
    <style:style style:name="T14" style:family="text">
      <style:text-properties officeooo:rsid="001a4325"/>
    </style:style>
    <style:style style:name="T15" style:family="text">
      <style:text-properties officeooo:rsid="001b0d5b"/>
    </style:style>
    <style:style style:name="T16" style:family="text">
      <style:text-properties officeooo:rsid="001ccf3d"/>
    </style:style>
    <style:style style:name="T17" style:family="text">
      <style:text-properties officeooo:rsid="001dbf0a"/>
    </style:style>
    <style:style style:name="T18" style:family="text">
      <style:text-properties officeooo:rsid="001fbc76"/>
    </style:style>
    <style:style style:name="T19" style:family="text">
      <style:text-properties officeooo:rsid="0020bc66"/>
    </style:style>
    <style:style style:name="T20" style:family="text">
      <style:text-properties officeooo:rsid="0021eb7d"/>
    </style:style>
    <style:style style:name="T21" style:family="text">
      <style:text-properties officeooo:rsid="0023bca2"/>
    </style:style>
    <style:style style:name="T22" style:family="text">
      <style:text-properties officeooo:rsid="002409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nadic <text:span text:style-name="T3">Subsets</text:span></text:p>
      <text:p text:style-name="P2">by Sven Nilsen, 2024</text:p>
      <text:p text:style-name="P1"/>
      <text:p text:style-name="P7">In this paper I introduce<text:span text:style-name="T2"> </text:span>monadic <text:span text:style-name="T2">subsets</text:span>, <text:span text:style-name="T2">which </text:span><text:span text:style-name="T19">is a predicate of</text:span><text:span text:style-name="T2"> two functions that return some optional value in a such way that the first argument is a</text:span><text:span text:style-name="T4"> </text:span><text:span text:style-name="T2">subset of the second argument. </text:span><text:span text:style-name="T9">I also generalize monadic subsets for topology </text:span><text:span text:style-name="T19">and introduce algebraic operators for this calculus</text:span><text:span text:style-name="T9">.</text:span></text:p>
      <text:p text:style-name="P9"/>
      <text:p text:style-name="P10">A monadic subset is a binary operator on functions of the following kind:</text:p>
      <text:p text:style-name="P1"/>
      <text:p text:style-name="P1"><text:tab/><text:span text:style-name="T1">f : T → opt[U]</text:span></text:p>
      <text:p text:style-name="P1"/>
      <text:p text:style-name="P1"><text:tab/><text:span text:style-name="T1">f(</text:span>x<text:span text:style-name="T1">)</text:span> = none() | some(x’)<text:tab/><text:tab/><text:span text:style-name="T1">for all `x`<text:line-break/><text:line-break/><text:tab/></text:span><text:span text:style-name="T2">x : T<text:tab/>x’ : U</text:span></text:p>
      <text:p text:style-name="P1"/>
      <text:p text:style-name="P1">Monadic <text:span text:style-name="T19">subset</text:span> `<text:span text:style-name="T2">f</text:span> =&gt; <text:span text:style-name="T2">g</text:span>` is a <text:span text:style-name="T19">predicate</text:span> <text:span text:style-name="T19">quantifying over</text:span> the truth table <text:span text:style-name="T4">for all `x, y : T`</text:span>: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 table:style-name="TableLine140256821519632">
          <table:table-cell table:style-name="Table1.A1" office:value-type="string">
            <text:p text:style-name="P34">f<text:span text:style-name="T2">(x)</text:span></text:p>
          </table:table-cell>
          <table:table-cell table:style-name="Table1.A1" office:value-type="string">
            <text:p text:style-name="P34">g<text:span text:style-name="T2">(</text:span><text:span text:style-name="T4">y</text:span><text:span text:style-name="T2">)</text:span></text:p>
          </table:table-cell>
          <table:table-cell table:style-name="Table1.A1" office:value-type="string">
            <text:p text:style-name="P31"><text:span text:style-name="T2">f</text:span> =&gt; <text:span text:style-name="T2">g</text:span></text:p>
          </table:table-cell>
          <table:table-cell table:style-name="Table1.D1" office:value-type="string">
            <text:p text:style-name="P34"><text:span text:style-name="T2">f</text:span> &lt;=&gt; <text:span text:style-name="T2">g</text:span></text:p>
          </table:table-cell>
        </table:table-row>
        <table:table-row table:style-name="TableLine140256821519632">
          <table:table-cell table:style-name="Table1.A2" office:value-type="string">
            <text:p text:style-name="P28">none()</text:p>
          </table:table-cell>
          <table:table-cell table:style-name="Table1.A2" office:value-type="string">
            <text:p text:style-name="P28">none()</text:p>
          </table:table-cell>
          <table:table-cell table:style-name="Table1.A2" office:value-type="string">
            <text:p text:style-name="P28">true</text:p>
          </table:table-cell>
          <table:table-cell table:style-name="Table1.D2" office:value-type="string">
            <text:p text:style-name="P37">true</text:p>
          </table:table-cell>
        </table:table-row>
        <table:table-row table:style-name="TableLine140256821519632">
          <table:table-cell table:style-name="Table1.A2" office:value-type="string">
            <text:p text:style-name="P28">none()</text:p>
          </table:table-cell>
          <table:table-cell table:style-name="Table1.A2" office:value-type="string">
            <text:p text:style-name="P28">some(y’)</text:p>
          </table:table-cell>
          <table:table-cell table:style-name="Table1.A2" office:value-type="string">
            <text:p text:style-name="P28">true</text:p>
          </table:table-cell>
          <table:table-cell table:style-name="Table1.D2" office:value-type="string">
            <text:p text:style-name="P37">false</text:p>
          </table:table-cell>
        </table:table-row>
        <table:table-row table:style-name="TableLine140256821519632">
          <table:table-cell table:style-name="Table1.A2" office:value-type="string">
            <text:p text:style-name="P28">some(x’)</text:p>
          </table:table-cell>
          <table:table-cell table:style-name="Table1.A2" office:value-type="string">
            <text:p text:style-name="P28">none()</text:p>
          </table:table-cell>
          <table:table-cell table:style-name="Table1.A2" office:value-type="string">
            <text:p text:style-name="P28"><text:span text:style-name="T1">f</text:span>alse</text:p>
          </table:table-cell>
          <table:table-cell table:style-name="Table1.D2" office:value-type="string">
            <text:p text:style-name="P37">false</text:p>
          </table:table-cell>
        </table:table-row>
        <table:table-row table:style-name="TableLine140256821519632">
          <table:table-cell table:style-name="Table1.A2" office:value-type="string">
            <text:p text:style-name="P28">some(x’)</text:p>
          </table:table-cell>
          <table:table-cell table:style-name="Table1.A2" office:value-type="string">
            <text:p text:style-name="P28">some(y’)</text:p>
          </table:table-cell>
          <table:table-cell table:style-name="Table1.A2" office:value-type="string">
            <text:p text:style-name="P28"><text:span text:style-name="T4">(x == y) =&gt; (</text:span><text:span text:style-name="T1">x</text:span>’ == y’<text:span text:style-name="T4">)</text:span></text:p>
          </table:table-cell>
          <table:table-cell table:style-name="Table1.D2" office:value-type="string">
            <text:p text:style-name="P37"><text:span text:style-name="T4">(x == y) =&gt; (</text:span>x’ == y’<text:span text:style-name="T4">)</text:span></text:p>
          </table:table-cell>
        </table:table-row>
      </table:table>
      <text:p text:style-name="P1"/>
      <text:p text:style-name="P8">Where `<text:span text:style-name="T2">f &lt;=&gt; g</text:span>` is defined as `(<text:span text:style-name="T2">f</text:span> =&gt; <text:span text:style-name="T2">g</text:span>) &amp; (<text:span text:style-name="T2">g</text:span> =&gt; <text:span text:style-name="T2">f</text:span>)` <text:span text:style-name="T22">and is a kind of functional equality</text:span>.</text:p>
      <text:p text:style-name="P8"/>
      <text:p text:style-name="P11">Monadic subsets are different from normal subsets because the individual values of `x’` and `y’` are dependent on the <text:span text:style-name="T5">values of `x` and `y`. In order for `f =&gt; g` to be true, they have to match elements one to one </text:span><text:span text:style-name="T6">where `f` returns some value</text:span><text:span text:style-name="T5">.</text:span></text:p>
      <text:p text:style-name="P3"/>
      <text:p text:style-name="P14"><text:span text:style-name="T7">For any `x` and `f =&gt; g`, </text:span>`g(<text:span text:style-name="T7">x</text:span>) == none()` implies that `f(x) == none()`.</text:p>
      <text:p text:style-name="P14"/>
      <text:p text:style-name="P15">For any `x` and `f =&gt; g`, `f(x) == some(x’)` implies that `g(x) == some(x’)`.</text:p>
      <text:p text:style-name="P15"/>
      <text:p text:style-name="P15">`!f` is a shorthand for `f =&gt; \none()` which is the same as `f &lt;=&gt; \none()`, in both the sense of monadic subsets and functional equality. <text:span text:style-name="T15">Notice that this is a proposition and is not a set inverse.</text:span></text:p>
      <text:p text:style-name="P11"/>
      <text:p text:style-name="P13">Monadic subsets are important for understanding analytic properties of geometry and topology. <text:span text:style-name="T7">In geometry, the elements have to match one to one exactly. In topology, there has to exist a path from one element to the other in some space.</text:span></text:p>
      <text:p text:style-name="P12"/>
      <text:p text:style-name="P16">For example, under the space of translations, `f =&gt; g` means that there exists some `h` translating `f` <text:s/>such that `h(f) =&gt; g` under no translations. One can also abuse notation and write this as `translations(f) =&gt; g`. A path in this sense means some <text:span text:style-name="T20">continuous </text:span>translation of <text:span text:style-name="T8">a starting</text:span> point <text:span text:style-name="T8">into a target point. The translation</text:span> acts uniformly on all points <text:span text:style-name="T8">such that there exists a path for every point in `f`. It follows that `translations(f) =&gt; g` has the same truth value as `f =&gt; translations(g)`.</text:span></text:p>
      <text:p text:style-name="P16"/>
      <text:p text:style-name="P16"><text:span text:style-name="T9">For a concrete translation `h`, `h(f) =&gt; g` implies `f =&gt; h</text:span><text:span text:style-name="T10">-1</text:span><text:span text:style-name="T9">(g)`.</text:span></text:p>
      <text:p text:style-name="P16"/>
      <text:p text:style-name="P22"><text:soft-page-break/>In general, here are some algebraic properties of `=&gt;`:</text:p>
      <text:p text:style-name="P22"/>
      <text:p text:style-name="P22"><text:span text:style-name="T12">Reflexivity: <text:tab/><text:tab/></text:span>f =&gt; f</text:p>
      <text:p text:style-name="P22"/>
      <text:p text:style-name="P22"><text:span text:style-name="T12">Transitivity: <text:tab/><text:tab/></text:span>if `f =&gt; g` and `g =&gt; h` then `f =&gt; h`.</text:p>
      <text:p text:style-name="P17"/>
      <text:p text:style-name="P17">Now, <text:span text:style-name="T11">considering `=&gt;` as fundamental, </text:span>it becomes natural to create a operation<text:span text:style-name="T13">s</text:span> `<text:span text:style-name="T17">+</text:span>` <text:span text:style-name="T13">and </text:span><text:span text:style-name="T18">`</text:span><text:span text:style-name="T13">*`</text:span>: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40257058012464">
          <table:table-cell table:style-name="Table3.A1" office:value-type="string">
            <text:p text:style-name="P35">f<text:span text:style-name="T2">(x)</text:span></text:p>
          </table:table-cell>
          <table:table-cell table:style-name="Table3.A1" office:value-type="string">
            <text:p text:style-name="P35">g<text:span text:style-name="T2">(</text:span><text:span text:style-name="T4">y</text:span><text:span text:style-name="T2">)</text:span></text:p>
          </table:table-cell>
          <table:table-cell table:style-name="Table3.A1" office:value-type="string">
            <text:p text:style-name="P32"><text:span text:style-name="T2">f</text:span> <text:span text:style-name="T18">+</text:span> <text:span text:style-name="T2">g</text:span></text:p>
          </table:table-cell>
          <table:table-cell table:style-name="Table3.D1" office:value-type="string">
            <text:p text:style-name="P35"><text:span text:style-name="T2">f</text:span> * <text:span text:style-name="T2">g</text:span></text:p>
          </table:table-cell>
        </table:table-row>
        <table:table-row table:style-name="TableLine140257058012464">
          <table:table-cell table:style-name="Table3.A2" office:value-type="string">
            <text:p text:style-name="P29">none()</text:p>
          </table:table-cell>
          <table:table-cell table:style-name="Table3.A2" office:value-type="string">
            <text:p text:style-name="P29">none()</text:p>
          </table:table-cell>
          <table:table-cell table:style-name="Table3.A2" office:value-type="string">
            <text:p text:style-name="P38">none()</text:p>
          </table:table-cell>
          <table:table-cell table:style-name="Table3.D2" office:value-type="string">
            <text:p text:style-name="P38">none()</text:p>
          </table:table-cell>
        </table:table-row>
        <table:table-row table:style-name="TableLine140257058012464">
          <table:table-cell table:style-name="Table3.A2" office:value-type="string">
            <text:p text:style-name="P29">none()</text:p>
          </table:table-cell>
          <table:table-cell table:style-name="Table3.A2" office:value-type="string">
            <text:p text:style-name="P29">some(y’)</text:p>
          </table:table-cell>
          <table:table-cell table:style-name="Table3.A2" office:value-type="string">
            <text:p text:style-name="P38">if x == y { some(y’) } else { none() }</text:p>
          </table:table-cell>
          <table:table-cell table:style-name="Table3.D2" office:value-type="string">
            <text:p text:style-name="P38">none()</text:p>
          </table:table-cell>
        </table:table-row>
        <table:table-row table:style-name="TableLine140257058012464">
          <table:table-cell table:style-name="Table3.A2" office:value-type="string">
            <text:p text:style-name="P29">some(x’)</text:p>
          </table:table-cell>
          <table:table-cell table:style-name="Table3.A2" office:value-type="string">
            <text:p text:style-name="P29">none()</text:p>
          </table:table-cell>
          <table:table-cell table:style-name="Table3.A2" office:value-type="string">
            <text:p text:style-name="P38">if x == y { some(x’) } else { none() }</text:p>
          </table:table-cell>
          <table:table-cell table:style-name="Table3.D2" office:value-type="string">
            <text:p text:style-name="P38">none()</text:p>
          </table:table-cell>
        </table:table-row>
        <table:table-row table:style-name="TableLine140257058012464">
          <table:table-cell table:style-name="Table3.A2" office:value-type="string">
            <text:p text:style-name="P29">some(x’)</text:p>
          </table:table-cell>
          <table:table-cell table:style-name="Table3.A2" office:value-type="string">
            <text:p text:style-name="P29">some(y’)</text:p>
          </table:table-cell>
          <table:table-cell table:style-name="Table3.A2" office:value-type="string">
            <text:p text:style-name="P38">if (x == y) &amp; (x’ == y’)<text:line-break/>{ some(x’) } else { none() }</text:p>
          </table:table-cell>
          <table:table-cell table:style-name="Table3.D2" office:value-type="string">
            <text:p text:style-name="P38">if (x == y) &amp; (x’ == y’) { some(x’) } else { none() }</text:p>
          </table:table-cell>
        </table:table-row>
      </table:table>
      <text:p text:style-name="P20"/>
      <text:p text:style-name="P19"><text:span text:style-name="T16">T</text:span>he following symmetr<text:span text:style-name="T13">ies </text:span><text:span text:style-name="T16">hold</text:span>:</text:p>
      <text:p text:style-name="P19"/>
      <text:p text:style-name="P19"><text:tab/>(f <text:span text:style-name="T18">+</text:span> g) =&gt; (g <text:span text:style-name="T18">+</text:span> f)<text:tab/><text:tab/><text:span text:style-name="T13">(f * g) =&gt; (g * f)</text:span></text:p>
      <text:p text:style-name="P27"/>
      <text:p text:style-name="P23">The following properties <text:span text:style-name="T15">hold</text:span>:</text:p>
      <text:p text:style-name="P23"/>
      <text:p text:style-name="P23"><text:tab/>(f <text:span text:style-name="T18">+</text:span> f) &lt;=&gt; f<text:tab/><text:tab/><text:tab/>(f * f) &lt;=&gt; f</text:p>
      <text:p text:style-name="P23"/>
      <text:p text:style-name="P23"><text:tab/><text:span text:style-name="T14">(f </text:span><text:span text:style-name="T18">+</text:span><text:span text:style-name="T14"> \none()) &lt;=&gt; f<text:tab/><text:tab/>(f * \none()) &lt;=&gt; \none()</text:span></text:p>
      <text:p text:style-name="P23"/>
      <text:p text:style-name="P24">When `f` and `g` agrees for all inputs they overlap, the following maps exist:</text:p>
      <text:p text:style-name="P18"/>
      <text:p text:style-name="P18"><text:tab/>f =&gt; (f <text:span text:style-name="T18">+</text:span> g)<text:tab/><text:tab/>g =&gt; (f <text:span text:style-name="T18">+</text:span> g)<text:tab/><text:tab/><text:span text:style-name="T13">(f * g) =&gt; f<text:tab/><text:tab/>(f * g) =&gt; g</text:span></text:p>
      <text:p text:style-name="P5"/>
      <text:p text:style-name="P25">One can also define subtraction: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255194440160">
          <table:table-cell table:style-name="Table2.A1" office:value-type="string">
            <text:p text:style-name="P36">f<text:span text:style-name="T2">(x)</text:span></text:p>
          </table:table-cell>
          <table:table-cell table:style-name="Table2.A1" office:value-type="string">
            <text:p text:style-name="P36">g<text:span text:style-name="T2">(</text:span><text:span text:style-name="T4">y</text:span><text:span text:style-name="T2">)</text:span></text:p>
          </table:table-cell>
          <table:table-cell table:style-name="Table2.C1" office:value-type="string">
            <text:p text:style-name="P33"><text:span text:style-name="T2">f</text:span> – <text:span text:style-name="T2">g</text:span></text:p>
          </table:table-cell>
        </table:table-row>
        <table:table-row table:style-name="TableLine140255194440160">
          <table:table-cell table:style-name="Table2.A2" office:value-type="string">
            <text:p text:style-name="P30">none()</text:p>
          </table:table-cell>
          <table:table-cell table:style-name="Table2.A2" office:value-type="string">
            <text:p text:style-name="P30">none()</text:p>
          </table:table-cell>
          <table:table-cell table:style-name="Table2.C2" office:value-type="string">
            <text:p text:style-name="P39">none()</text:p>
          </table:table-cell>
        </table:table-row>
        <table:table-row table:style-name="TableLine140255194440160">
          <table:table-cell table:style-name="Table2.A2" office:value-type="string">
            <text:p text:style-name="P30">none()</text:p>
          </table:table-cell>
          <table:table-cell table:style-name="Table2.A2" office:value-type="string">
            <text:p text:style-name="P30">some(y’)</text:p>
          </table:table-cell>
          <table:table-cell table:style-name="Table2.C2" office:value-type="string">
            <text:p text:style-name="P40">none()</text:p>
          </table:table-cell>
        </table:table-row>
        <table:table-row table:style-name="TableLine140255194440160">
          <table:table-cell table:style-name="Table2.A2" office:value-type="string">
            <text:p text:style-name="P30">some(x’)</text:p>
          </table:table-cell>
          <table:table-cell table:style-name="Table2.A2" office:value-type="string">
            <text:p text:style-name="P30">none()</text:p>
          </table:table-cell>
          <table:table-cell table:style-name="Table2.C2" office:value-type="string">
            <text:p text:style-name="P39">if x == y { some(x’) } else { none() }</text:p>
          </table:table-cell>
        </table:table-row>
        <table:table-row table:style-name="TableLine140255194440160">
          <table:table-cell table:style-name="Table2.A2" office:value-type="string">
            <text:p text:style-name="P30">some(x’)</text:p>
          </table:table-cell>
          <table:table-cell table:style-name="Table2.A2" office:value-type="string">
            <text:p text:style-name="P30">some(y’)</text:p>
          </table:table-cell>
          <table:table-cell table:style-name="Table2.C2" office:value-type="string">
            <text:p text:style-name="P40">none()</text:p>
          </table:table-cell>
        </table:table-row>
      </table:table>
      <text:p text:style-name="P21"/>
      <text:p text:style-name="P26">The following property holds:</text:p>
      <text:p text:style-name="P26"/>
      <text:p text:style-name="P26"><text:tab/>(f – f) &lt;=&gt; \none()</text:p>
      <text:p text:style-name="P26"/>
      <text:p text:style-name="P26">The following holds, but can not be reversed if `f` and `g` disagrees <text:span text:style-name="T21">on overlapping inputs</text:span>:</text:p>
      <text:p text:style-name="P26"/>
      <text:p text:style-name="P26"><text:tab/>((f + g) – g) =&gt; f</text:p>
      <text:p text:style-name="P26"/>
      <text:p text:style-name="P26">If `f` and `g` agrees <text:span text:style-name="T21">on overlapping inputs</text:span>, then:</text:p>
      <text:p text:style-name="P26"/>
      <text:p text:style-name="P26"><text:tab/>((f + g) – g) &lt;=&gt; 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2-07T11:07:36.987001755</meta:creation-date>
    <dc:date>2024-12-07T15:28:07.576031084</dc:date>
    <meta:editing-duration>PT1M40S</meta:editing-duration>
    <meta:editing-cycles>1</meta:editing-cycles>
    <meta:document-statistic meta:table-count="3" meta:image-count="0" meta:object-count="0" meta:page-count="2" meta:paragraph-count="88" meta:word-count="681" meta:character-count="3388" meta:non-whitespace-character-count="2767"/>
    <meta:generator>LibreOffice/7.2.2.2$MacOSX_X86_64 LibreOffice_project/02b2acce88a210515b4a5bb2e46cbfb63fe97d56</meta:generator>
  </office:meta>
</office:document-meta>
</file>